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00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c0c0c0" style:font-name="Arial" fo:font-size="10pt" style:font-size-asian="10pt" style:font-size-complex="10pt"/>
    </style:style>
    <style:style style:name="ce28" style:family="table-cell" style:parent-style-name="Default">
      <style:text-properties fo:color="#00000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30" style:family="table-cell" style:parent-style-name="Default">
      <style:text-properties fo:color="#b3b3b3"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color="#808080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9" style:family="table-cell" style:parent-style-name="Default">
      <style:text-properties fo:color="#c0c0c0"/>
    </style:style>
    <style:style style:name="ce40" style:family="table-cell" style:parent-style-name="Default">
      <style:table-cell-properties fo:background-color="transparent"/>
      <style:text-properties fo:color="#b3b3b3"/>
    </style:style>
    <style:style style:name="ce4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6"/>
        <table:table-column table:style-name="co2" table:default-cell-style-name="ce26"/>
        <table:table-column table:style-name="co2" table:default-cell-style-name="ce33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2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style-name="ce39"/>
          <table:table-cell table:number-columns-repeated="1019"/>
        </table:table-row>
        <table:table-row table:style-name="ro5">
          <table:table-cell table:style-name="ce5" office:value-type="string">
            <text:p>Umbenennung valuesArePartOfModel zu containingValues, Validierungen die nicht in Wizards benötigt werden auch nicht ins published package, Refactoring der getter / finder Methoden für Attribute</text:p>
          </table:table-cell>
          <table:table-cell table:style-name="ce18" office:value-type="float" office:value="1">
            <text:p>1</text:p>
          </table:table-cell>
          <table:table-cell table:style-name="ce28" office:value-type="float" office:value="0.5">
            <text:p>0,5</text:p>
          </table:table-cell>
          <table:table-cell table:style-name="ce35" office:value-type="string">
            <text:p>offen</text:p>
          </table:table-cell>
          <table:table-cell table:style-name="ce39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Was ist damit genau gemeint?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6" office:value-type="string">
            <text:p>fertig</text:p>
          </table:table-cell>
          <table:table-cell table:style-name="ce40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Exception beim Generierung, falls in einem EnumType ein anderer EnumType als Datentyp eines Attributes verwendet wird. 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Finder-Methoden für Datatypes im IpsProject müssen die neuen Enumtypen berücksichtigen. 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offen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6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6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Prüfung auf Zyklen in der Supertype-Hierarchie</text:p>
          </table:table-cell>
          <table:table-cell table:style-name="ce22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3">
          <table:table-cell table:style-name="ce10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ein Speichern der Description an den Values</text:p>
          </table:table-cell>
          <table:table-cell table:style-name="ce23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Import/Export aus/nach Excel/CSV </text:p>
          </table:table-cell>
          <table:table-cell table:style-name="ce2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5:.C21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2"/>
          <table:table-cell/>
          <table:table-cell table:style-name="ce3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EnumType leitet von Supertype ab =&gt; NPE wenn man den EnumContent Editor öffnet. 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5"/>
          <table:table-cell table:style-name="Default"/>
          <table:table-cell table:style-name="ce24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2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Tutorial / Dokumentation</text:p>
          </table:table-cell>
          <table:table-cell table:style-name="ce2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Validierungs-Error-Marker zu AttributeSection, falls nicht alle Attribute inherited wurden</text:p>
          </table:table-cell>
          <table:table-cell table:style-name="ce2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 table:style-name="ce20"/>
          <table:table-cell table:style-name="ce31" table:formula="of:=SUM([.C32:.C36])" office:value-type="float" office:value="12.25">
            <text:p>12,2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2"/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3.) Wie soll genau das UI bzgl. der geerbten Attribute aussehen? Anzeige der Attribute Ja/Nein etc. Wie geht man mit Inkonsistenzen um?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/>
          <table:table-cell table:style-name="ce20"/>
          <table:table-cell/>
          <table:table-cell table:style-name="ce26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4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9.04.2009</text:date>, <text:time>16:2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9T16:23:00.76</dc:date>
    <meta:editing-cycles>100</meta:editing-cycles>
    <meta:editing-duration>PT27H33M16S</meta:editing-duration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